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a90a9" officeooo:paragraph-rsid="001a90a9"/>
    </style:style>
    <style:style style:name="P2" style:family="paragraph" style:parent-style-name="Standard">
      <style:text-properties officeooo:rsid="001a90a9" officeooo:paragraph-rsid="001a90a9"/>
    </style:style>
    <style:style style:name="P3" style:family="paragraph" style:parent-style-name="Standard">
      <style:text-properties officeooo:rsid="001c8672" officeooo:paragraph-rsid="001c8672"/>
    </style:style>
    <style:style style:name="P4" style:family="paragraph" style:parent-style-name="Standard" style:list-style-name="L2">
      <style:text-properties officeooo:rsid="001c8672" officeooo:paragraph-rsid="001c867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0402861483577422" text:style-name="L1">
        <text:list-item>
          <text:p text:style-name="P1">B</text:p>
        </text:list-item>
        <text:list-item>
          <text:p text:style-name="P1">a</text:p>
        </text:list-item>
        <text:list-item>
          <text:p text:style-name="P1">a</text:p>
        </text:list-item>
        <text:list-item>
          <text:p text:style-name="P1">a</text:p>
        </text:list-item>
        <text:list-item>
          <text:p text:style-name="P1">c</text:p>
        </text:list-item>
        <text:list-item>
          <text:p text:style-name="P1">c</text:p>
        </text:list-item>
        <text:list-item>
          <text:p text:style-name="P1">a</text:p>
        </text:list-item>
        <text:list-item>
          <text:p text:style-name="P1">b</text:p>
        </text:list-item>
        <text:list-item>
          <text:p text:style-name="P1">b</text:p>
        </text:list-item>
        <text:list-item>
          <text:p text:style-name="P1">c</text:p>
        </text:list-item>
      </text:list>
      <text:p text:style-name="P2"/>
      <text:p text:style-name="P3">второй тест</text:p>
      <text:list xml:id="list1717337900947767923" text:style-name="L2">
        <text:list-item>
          <text:p text:style-name="P4">b</text:p>
        </text:list-item>
        <text:list-item>
          <text:p text:style-name="P4">b</text:p>
        </text:list-item>
        <text:list-item>
          <text:p text:style-name="P4">b</text:p>
        </text:list-item>
        <text:list-item>
          <text:p text:style-name="P4">c</text:p>
        </text:list-item>
        <text:list-item>
          <text:p text:style-name="P4">a</text:p>
        </text:list-item>
        <text:list-item>
          <text:p text:style-name="P4">b</text:p>
        </text:list-item>
        <text:list-item>
          <text:p text:style-name="P4">c</text:p>
        </text:list-item>
        <text:list-item>
          <text:p text:style-name="P4">a</text:p>
        </text:list-item>
        <text:list-item>
          <text:p text:style-name="P4">c</text:p>
        </text:list-item>
        <text:list-item>
          <text:p text:style-name="P4">c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6:21:28.729158082</meta:creation-date>
    <dc:date>2020-05-08T17:14:43.937628633</dc:date>
    <meta:editing-duration>PT43M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42" meta:character-count="73" meta:non-whitespace-character-count="72"/>
  </office:meta>
</office:document-meta>
</file>